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adornments="Regular" style:font-pitch="fixed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3.431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2" style:family="paragraph">
      <loext:graphic-properties draw:fill-color="#158466"/>
      <style:paragraph-properties fo:text-align="center" style:writing-mode="lr-tb"/>
    </style:style>
    <style:style style:name="P23" style:family="paragraph">
      <loext:graphic-properties draw:fill-color="#158466"/>
      <style:paragraph-properties fo:text-align="center"/>
    </style:style>
    <style:style style:name="P24" style:family="paragraph">
      <loext:graphic-properties draw:fill="none" draw:fill-color="#ffffff"/>
      <style:text-properties style:font-name="Andale Mono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ommon Operations</text:span></text:p>
            <text:p text:style-name="P13"><text:span text:style-name="T1">- Traverse</text:span></text:p>
            <text:p text:style-name="P13"><text:span text:style-name="T1"><text:s text:c="2"/></text:span><text:span text:style-name="T1">- Breadth-First Search (BFS)</text:span></text:p>
            <text:p text:style-name="P13"><text:span text:style-name="T1"><text:s text:c="2"/></text:span><text:span text:style-name="T1">- Depth-First Search (DFS)</text:span></text:p>
            <text:p text:style-name="P13"><text:span text:style-name="T1">- Find if a node is reachable</text:span></text:p>
            <text:p text:style-name="P13"><text:span text:style-name="T1">- Find Paths between nodes</text:span></text:p>
            <text:p text:style-name="P13"><text:span text:style-name="T1">- Find cycles</text:span></text:p>
            <text:p text:style-name="P13"><text:span text:style-name="T1">- Topographical Sorting</text:span></text:p>
            <text:p text:style-name="P14"><text:span text:style-name="T1"><text:s text:c="2"/></text:span><text:span text:style-name="T1">- Directed acyclic graphs (DAG)</text:span></text:p>
            <text:p text:style-name="P13"><text:span text:style-name="T1">- Find the shortest path</text:span></text:p>
            <text:p text:style-name="P13"><text:span text:style-name="T1"><text:s text:c="2"/></text:span><text:span text:style-name="T1">- Dijkstra’s Algorith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17" xml:id="id47" draw:id="id47" draw:layer="layout" svg:width="1.588cm" svg:height="1.588cm" draw:transform="skewX (-0.0183259571459405) translate (1.635cm 6.134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xml:id="id48" draw:id="id48" draw:layer="layout" svg:width="1.588cm" svg:height="1.588cm" draw:transform="skewX (-0.0183259571459405) translate (8.15cm 6.135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7" xml:id="id52" draw:id="id52" draw:layer="layout" svg:width="1.588cm" svg:height="1.588cm" draw:transform="skewX (-0.0183259571459405) translate (11.448cm 6.134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xml:id="id50" draw:id="id50" draw:layer="layout" svg:width="1.588cm" svg:height="1.588cm" draw:transform="skewX (-0.0183259571459405) translate (5.162cm 9.944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51" draw:id="id51" draw:layer="layout" svg:width="1.588cm" svg:height="1.588cm" draw:transform="skewX (-0.0183259571459405) translate (8.15cm 9.944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55" draw:id="id55" draw:layer="layout" svg:width="1.588cm" svg:height="1.588cm" draw:transform="skewX (-0.0183259571459405) translate (11.448cm 13.437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54" draw:id="id54" draw:layer="layout" svg:width="1.588cm" svg:height="1.588cm" draw:transform="skewX (-0.0183259571459405) translate (15.605cm 9.89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53" draw:id="id53" draw:layer="layout" svg:width="1.588cm" svg:height="1.588cm" draw:transform="skewX (-0.0183259571459405) translate (15.605cm 6.1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49" draw:id="id49" draw:layer="layout" svg:width="1.588cm" svg:height="1.588cm" draw:transform="skewX (-0.0183259571459405) translate (1.635cm 9.944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draw:layer="layout" svg:width="8.985cm" svg:height="2.54cm" svg:x="1.222cm" svg:y="1.317cm">
          <draw:text-box>
            <text:p text:style-name="P13"><text:span text:style-name="T3">Find if a node is reachable</text:span></text:p>
            <text:p text:style-name="P13"><text:span text:style-name="T3">- HasPath(source, target): boolean</text:span></text:p>
            <text:p text:style-name="P13"><text:span text:style-name="T3"><text:s text:c="2"/></text:span><text:span text:style-name="T3">- </text:span><text:span text:style-name="T4">DFS</text:span></text:p>
            <text:p text:style-name="P13"><text:span text:style-name="T3"><text:s text:c="2"/></text:span><text:span text:style-name="T3">- BFS</text:span></text:p>
          </draw:text-box>
        </draw:frame>
        <draw:connector draw:style-name="gr57" draw:text-style-name="P19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57" draw:text-style-name="P19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57" draw:text-style-name="P19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57" draw:text-style-name="P19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58" draw:text-style-name="P19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57" draw:text-style-name="P19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2" draw:text-style-name="P22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svg:x1="15.964cm" svg:y1="4.175cm" svg:x2="19.44cm" svg:y2="4.175cm" svg:d="M15964 4175h3476" svg:viewBox="0 0 3477 1">
          <text:p/>
        </draw:connector>
        <draw:connector draw:style-name="gr74" draw:text-style-name="P23" draw:layer="layout" svg:x1="15.947cm" svg:y1="4.886cm" svg:x2="19.423cm" svg:y2="4.886cm" svg:d="M15947 4886h3476" svg:viewBox="0 0 3477 1">
          <text:p/>
        </draw:connector>
        <draw:frame draw:style-name="gr75" draw:text-style-name="P24" draw:layer="layout" svg:width="3.986cm" svg:height="1.683cm" svg:x="12.12cm" svg:y="3.662cm">
          <draw:text-box>
            <text:p><text:span text:style-name="T5">To visit:</text:span></text:p>
            <text:p><text:span text:style-name="T5">Visited :</text:span></text:p>
          </draw:text-box>
        </draw:frame>
        <draw:custom-shape draw:style-name="gr76" draw:text-style-name="P17" draw:layer="layout" svg:width="4.445cm" svg:height="1.27cm" svg:x="11.16cm" svg:y="2.27cm">
          <text:p text:style-name="P16"><text:span text:style-name="T1">un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adornments="Regular" style:font-pitch="fixed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MacOSX_AARCH64 LibreOffice_project/51a6219feb6075d9a4c46691dcfe0cd9c4fff3c2</meta:generator>
    <dc:date>2024-07-06T15:20:21.661372583</dc:date>
    <meta:editing-duration>PT3H34M55S</meta:editing-duration>
    <meta:editing-cycles>26</meta:editing-cycles>
    <meta:document-statistic meta:object-count="171"/>
  </office:meta>
</office:document-meta>
</file>